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3c0d6" officeooo:paragraph-rsid="0013c0d6"/>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3c0d6" officeooo:paragraph-rsid="0013c0d6"/>
    </style:style>
    <style:style style:name="P3" style:family="paragraph" style:parent-style-name="Standard">
      <style:paragraph-properties fo:text-align="start" style:justify-single-word="false"/>
      <style:text-properties style:text-underline-style="none" officeooo:rsid="0013c0d6" officeooo:paragraph-rsid="0013c0d6"/>
    </style:style>
    <style:style style:name="P4" style:family="paragraph" style:parent-style-name="Standard">
      <style:paragraph-properties fo:text-align="start" style:justify-single-word="false"/>
      <style:text-properties fo:font-style="italic" style:text-underline-style="none" officeooo:rsid="0013c0d6" officeooo:paragraph-rsid="0013c0d6" style:font-style-asian="italic" style:font-style-complex="italic"/>
    </style:style>
    <style:style style:name="P5" style:family="paragraph" style:parent-style-name="Standard">
      <style:paragraph-properties fo:text-align="start" style:justify-single-word="false"/>
      <style:text-properties fo:font-style="italic" style:text-underline-style="none" officeooo:rsid="0014b48d" officeooo:paragraph-rsid="0014b48d" style:font-style-asian="italic" style:font-style-complex="italic"/>
    </style:style>
    <style:style style:name="P6" style:family="paragraph" style:parent-style-name="Standard">
      <style:paragraph-properties fo:text-align="start" style:justify-single-word="false"/>
      <style:text-properties fo:font-style="italic" style:text-underline-style="none" officeooo:rsid="0015a55a" officeooo:paragraph-rsid="0015a55a" style:font-style-asian="italic" style:font-style-complex="italic"/>
    </style:style>
    <style:style style:name="P7" style:family="paragraph" style:parent-style-name="Standard">
      <style:paragraph-properties fo:text-align="start" style:justify-single-word="false"/>
      <style:text-properties fo:font-style="normal" style:text-underline-style="none" officeooo:rsid="0014b48d" officeooo:paragraph-rsid="0014b48d" style:font-style-asian="normal" style:font-style-complex="normal"/>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urED</text:p>
      <text:p text:style-name="P1"/>
      <text:p text:style-name="P4">What is TourED?</text:p>
      <text:p text:style-name="P2"/>
      <text:p text:style-name="P3">TourED is a mobile application for touring points of attraction in the City of Edinburgh. The majority of the tours will be on outdoors on foot and bicycle. An interactive on screen map will be provided to help the user find their bearings. </text:p>
      <text:p text:style-name="P3"/>
      <text:p text:style-name="P5">Stakeholders of TourED</text:p>
      <text:p text:style-name="P7">TourED has multiple unique stakeholders. Firstly, the local government because tourism is an important contributor to GDP. According to an article from the Scottish Government's website, spending by tourists in Scotland generates £12 billion of economic activity. This suggests the Scottish Government may take an interest in TourED because the app could bring more tourists to Edinburgh. </text:p>
      <text:p text:style-name="P7"><text:s/></text:p>
      <text:p text:style-name="P6"><text:span text:style-name="T1">The local population have a steak in TourED because tourists provide opportunity for the growth and development of small businesses. For example, in the Canongate area of Edinburgh there's Holyrood Palace, a common place of interest. An increase in people touring the area could provide residents of Canongate the opportunity to start a small business, e.g. a family owned restaurant.</text:span></text:p>
      <text:p text:style-name="P6"><text:span text:style-name="T1"/></text:p>
      <text:p text:style-name="P5"><text:span text:style-name="T1">Tourists – helps them find their way around the city.</text:span></text:p>
      <text:p text:style-name="P5"><text:span text:style-name="T1">Tourism Enterprise/Owner of attractions – increase in pro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ees Aamir</meta:initial-creator>
    <meta:creation-date>2017-10-11T14:05:52.095972611</meta:creation-date>
    <dc:date>2017-10-11T14:51:05.458841241</dc:date>
    <dc:creator>Raees Aamir</dc:creator>
    <meta:editing-duration>PT14M1S</meta:editing-duration>
    <meta:editing-cycles>3</meta:editing-cycles>
    <meta:generator>LibreOffice/5.0.6.2$Linux_X86_64 LibreOffice_project/00$Build-2</meta:generator>
    <meta:document-statistic meta:table-count="0" meta:image-count="0" meta:object-count="0" meta:page-count="1" meta:paragraph-count="9" meta:word-count="183" meta:character-count="1171" meta:non-whitespace-character-count="991"/>
  </office:meta>
</office:document-meta>
</file>